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Helvetica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Helvetica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MembreFamilles">
      <style:text-properties style:font-name="Helvetica"/>
    </style:style>
    <style:style style:name="P11" style:family="paragraph" style:parent-style-name="Table_20_Contents">
      <style:text-properties style:font-name="Helvetica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Sol">
      <style:paragraph-properties fo:line-height="100%"/>
      <style:text-properties style:font-name="Helvetica" fo:font-size="11pt" style:font-size-asian="11pt" style:font-size-complex="11pt"/>
    </style:style>
    <style:style style:name="P17" style:family="paragraph" style:parent-style-name="Standard" style:master-page-name="">
      <style:paragraph-properties fo:line-height="0.75cm" style:page-number="auto" fo:keep-with-next="always"/>
      <style:text-properties style:font-name="Helvetica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0"/>
      <text:p text:style-name="P2">%=remLineWhenBlank(RECAP_PC_TITRE,1)=%</text:p>
      <text:p text:style-name="P4">%=remLineWhenBlank(RECAP_PC_TEXTE,1)=%</text:p>
      <text:p text:style-name="P4"/>
      <text:p text:style-name="P5"/>
      <text:p text:style-name="P16"><text:span text:style-name="T2">%#include </text:span><text:span text:style-name="T1">blocRecapPca</text:span><text:span text:style-name="T2">#%</text:span></text:p>
      <text:p text:style-name="P16"><text:span text:style-name="T2">%#include </text:span><text:span text:style-name="T1">blocPrestVerses</text:span><text:span text:style-name="T2">#%</text:span></text:p>
      <text:p text:style-name="P16"><text:span text:style-name="T2">%#include </text:span><text:span text:style-name="T3">blocCreanciers</text:span><text:span text:style-name="T2">#%</text:span></text:p>
      <text:p text:style-name="P16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17">%=remLineWhenBlank(REMARQUE_TITLE,1)=%</text:p>
      <text:p text:style-name="P8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20-12-01T21:13:30.28</dc:date>
    <meta:editing-cycles>56</meta:editing-cycles>
    <meta:editing-duration>PT3H46M45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